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89cc" officeooo:paragraph-rsid="000489c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89cc" officeooo:paragraph-rsid="000489cc" style:font-weight-asian="bold" style:font-weight-complex="bold"/>
    </style:style>
    <style:style style:name="T1" style:family="text">
      <style:text-properties officeooo:rsid="000663ef"/>
    </style:style>
    <style:style style:name="T2" style:family="text">
      <style:text-properties officeooo:rsid="0006a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 Crypto++ statically on Microsoft Windows and Visual C++</text:p>
      <text:p text:style-name="P1"/>
      <text:p text:style-name="P1">1. Grab a copy of the latest source release of Crypto++ and extract it somewhere.</text:p>
      <text:p text:style-name="P1"/>
      <text:p text:style-name="P1">2. Open up cryptest.sln in VC++ IDE</text:p>
      <text:p text:style-name="P1"/>
      <text:p text:style-name="P1">3. There are 4 projects in the solution, and the only one that we need to build static version of Crypto++ is the cryptlib project. So, right click on the cryptlib project and ensure that you have the following settings for the project in both Debug and Release build modes:</text:p>
      <text:p text:style-name="P1"/>
      <text:p text:style-name="P1">Debug:</text:p>
      <text:p text:style-name="P1"><text:s text:c="4"/>Configuration Properties &gt; General &gt; Target Name &gt; $(ProjectName)_d</text:p>
      <text:p text:style-name="P1"><text:s text:c="4"/>Configuration Properties &gt; General &gt; Configuration Type &gt; Static library (.lib)</text:p>
      <text:p text:style-name="P1"><text:s text:c="4"/>Configuration Properties &gt; C/C++ &gt; Code Generation &gt; Runtime Library &gt; Multi-threaded Debug (/MTd)</text:p>
      <text:p text:style-name="P1"><text:s text:c="4"/>Configuration Properties &gt; C/C++ &gt; Output Files &gt; Program Database File Name &gt; $(OutDir)$(ProjectName)_d.pdb</text:p>
      <text:p text:style-name="P1"/>
      <text:p text:style-name="P1">Release:</text:p>
      <text:p text:style-name="P1"><text:s text:c="4"/>Configuration Properties &gt; General &gt; Target Name &gt; $(ProjectName)</text:p>
      <text:p text:style-name="P1"><text:s text:c="4"/>Configuration Properties &gt; General &gt; Configuration Type &gt; Static library (.lib)</text:p>
      <text:p text:style-name="P1"><text:s text:c="4"/>Configuration Properties &gt; C/C++ &gt; Code Generation &gt; Runtime Library &gt; Multi-threaded (/MT)</text:p>
      <text:p text:style-name="P1"><text:s text:c="4"/>Configuration Properties &gt; C/C++ &gt; Output Files &gt; Program Database File Name &gt; $(OutDir)$(ProjectName).pdb</text:p>
      <text:p text:style-name="P1"/>
      <text:p text:style-name="P1">4. Now build the cryptlib project in both Debug and Release build modes. If everything goes smoothly, grab these files and copy them to your lib folder:</text:p>
      <text:p text:style-name="P1"/>
      <text:p text:style-name="P1">Debug:</text:p>
      <text:p text:style-name="P1"><text:s text:c="4"/>{Crypto++ Source Directory}\Win32\Output\Debug\cryptlib_d.lib</text:p>
      <text:p text:style-name="P1"><text:s text:c="4"/>{Crypto++ Source Directory}\Win32\Output\Debug\cryptlib_d.pdb</text:p>
      <text:p text:style-name="P1"><text:s text:c="4"/></text:p>
      <text:p text:style-name="P1">Release:</text:p>
      <text:p text:style-name="P1"><text:s text:c="4"/>{Crypto++ Source Directory}\Win32\Output\Release\cryptlib.lib</text:p>
      <text:p text:style-name="P1"><text:s text:c="4"/>{Crypto++ Source Directory}\Win32\Output\Release\cryptlib.pdb</text:p>
      <text:p text:style-name="P1"/>
      <text:p text:style-name="P1">5. Last but not least, copy all the *.h files from the extracted Crypto++ source directory to {your own include directory}/cryptopp.</text:p>
      <text:p text:style-name="P1"/>
      <text:p text:style-name="P1">Note: When you’re using static builds with VC++ on Windows you should always include Windows.h before Crypto++ headers, or else, you’ll face <text:span text:style-name="T1">with</text:span> some serious difficulties. <text:span text:style-name="T2">Example:</text:span></text:p>
      <text:p text:style-name="P1"/>
      <text:p text:style-name="P1">#if defined(WIN32)</text:p>
      <text:p text:style-name="P1">#include &lt;windows.h&gt;</text:p>
      <text:p text:style-name="P1">#endif</text:p>
      <text:p text:style-name="P1"/>
      <text:p text:style-name="P1">#include &lt;cryptopp/aes.h&gt;</text:p>
      <text:p text:style-name="P1">#include &lt;cryptopp/ccm.h&gt;</text:p>
      <text:p text:style-name="P1">#include &lt;cryptopp/cryptlib.h&gt;</text:p>
      <text:p text:style-name="P1"><text:soft-page-break/>#include &lt;cryptopp/filters.h&gt;</text:p>
      <text:p text:style-name="P1">#include &lt;cryptopp/hex.h&gt;</text:p>
      <text:p text:style-name="P1">#include &lt;cryptopp/sha.h&gt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38:47.517000000</meta:creation-date>
    <dc:date>2013-10-28T15:08:36.198000000</dc:date>
    <meta:editing-duration>PT3H52M19S</meta:editing-duration>
    <meta:editing-cycles>5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33" meta:word-count="284" meta:character-count="2136" meta:non-whitespace-character-count="1832"/>
  </office:meta>
</office:document-meta>
</file>